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f93af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3a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illa 1" form:control-implementation="ooo:com.sun.star.form.component.CheckBox" xml:id="control1" form:id="control1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" form:id="control2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3" form:id="control3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4" form:id="control4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5" form:id="control5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6" form:id="control6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7" form:id="control7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8" form:id="control8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9" form:id="control9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0" form:id="control10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1" form:id="control11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2" form:id="control12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3" form:id="control13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4" form:id="control14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5" form:id="control15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6" form:id="control16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7" form:id="control17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8" form:id="control18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19" form:id="control19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0" form:id="control20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1" form:id="control21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2" form:id="control22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3" form:id="control23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4" form:id="control24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5" form:id="control25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6" form:id="control26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7" form:id="control27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Checklist: <text:span text:style-name="T2">m</text:span>ontaje de <text:span text:style-name="T2">equipo microinformático</text:span></text:p>
      <text:p text:style-name="Standard"/>
      <text:p text:style-name="Standard">1. <text:span text:style-name="T1"><text:s/>Preparación:</text:span></text:p>
      <text:p text:style-name="Standard"><text:s text:c="3"/>- <draw:control text:anchor-type="as-char" draw:z-index="0" draw:name="Control 1" draw:style-name="gr1" draw:text-style-name="P2" svg:width="0.378cm" svg:height="0.641cm" draw:control="control1"/><text:s/>Verificar todas las piezas necesarias.</text:p>
      <text:p text:style-name="P1"><text:s text:c="3"/>- <draw:control text:anchor-type="as-char" draw:z-index="1" draw:name="Control 2" draw:style-name="gr1" draw:text-style-name="P2" svg:width="0.378cm" svg:height="0.641cm" draw:control="control2"/><text:s/>Trabajar en una superficie antiestática.</text:p>
      <text:p text:style-name="Standard"/>
      <text:p text:style-name="Standard">2. <text:span text:style-name="T1"><text:s/>Instalación de la Placa Base:</text:span></text:p>
      <text:p text:style-name="P1"><text:s text:c="3"/>- <draw:control text:anchor-type="as-char" draw:z-index="2" draw:name="Control 3" draw:style-name="gr1" draw:text-style-name="P2" svg:width="0.378cm" svg:height="0.641cm" draw:control="control3"/><text:s/>Colocar la placa base en la caja.</text:p>
      <text:p text:style-name="P1"><text:s text:c="3"/>- <draw:control text:anchor-type="as-char" draw:z-index="3" draw:name="Control 4" draw:style-name="gr1" draw:text-style-name="P2" svg:width="0.378cm" svg:height="0.641cm" draw:control="control4"/><text:s/>Asegurar la placa base a la caja con tornillos.</text:p>
      <text:p text:style-name="P1"><text:s text:c="3"/>- <draw:control text:anchor-type="as-char" draw:z-index="4" draw:name="Control 5" draw:style-name="gr1" draw:text-style-name="P2" svg:width="0.378cm" svg:height="0.641cm" draw:control="control5"/><text:s/>Conectar el conector principal de la fuente de alimentación a la placa base.</text:p>
      <text:p text:style-name="Standard"/>
      <text:p text:style-name="Standard">3. <text:span text:style-name="T1"><text:s/>Instalación del Procesador:</text:span></text:p>
      <text:p text:style-name="P1"><text:s text:c="3"/>- <draw:control text:anchor-type="as-char" draw:z-index="5" draw:name="Control 6" draw:style-name="gr1" draw:text-style-name="P2" svg:width="0.378cm" svg:height="0.641cm" draw:control="control6"/><text:s/>Abrir la palanca del zócalo del procesador.</text:p>
      <text:p text:style-name="P1"><text:s text:c="3"/>- <draw:control text:anchor-type="as-char" draw:z-index="6" draw:name="Control 7" draw:style-name="gr1" draw:text-style-name="P2" svg:width="0.378cm" svg:height="0.641cm" draw:control="control7"/><text:s/>Alinear y colocar el procesador.</text:p>
      <text:p text:style-name="P1"><text:s text:c="3"/>- <draw:control text:anchor-type="as-char" draw:z-index="7" draw:name="Control 8" draw:style-name="gr1" draw:text-style-name="P2" svg:width="0.378cm" svg:height="0.641cm" draw:control="control8"/><text:s/>Cerrar la palanca del zócalo.</text:p>
      <text:p text:style-name="Standard"/>
      <text:p text:style-name="Standard">4. <text:span text:style-name="T1"><text:s/>Instalación del Disipador de Calor:</text:span></text:p>
      <text:p text:style-name="P1"><text:s text:c="3"/>- <draw:control text:anchor-type="as-char" draw:z-index="8" draw:name="Control 9" draw:style-name="gr1" draw:text-style-name="P2" svg:width="0.378cm" svg:height="0.641cm" draw:control="control9"/><text:s/>Aplicar pasta térmica sobre el procesador.</text:p>
      <text:p text:style-name="P1"><text:s text:c="3"/>- <draw:control text:anchor-type="as-char" draw:z-index="9" draw:name="Control 10" draw:style-name="gr1" draw:text-style-name="P2" svg:width="0.378cm" svg:height="0.641cm" draw:control="control10"/><text:s/>Colocar el disipador de calor y asegurarlo.</text:p>
      <text:p text:style-name="Standard"/>
      <text:p text:style-name="Standard">5. <text:span text:style-name="T1"><text:s/>Instalación de la Memoria RAM:</text:span></text:p>
      <text:p text:style-name="P1"><text:s text:c="3"/>- <draw:control text:anchor-type="as-char" draw:z-index="10" draw:name="Control 11" draw:style-name="gr1" draw:text-style-name="P2" svg:width="0.378cm" svg:height="0.641cm" draw:control="control11"/><text:s/>Abrir las pestañas de retención en los bancos de memoria.</text:p>
      <text:p text:style-name="P1"><text:s text:c="3"/>- <draw:control text:anchor-type="as-char" draw:z-index="11" draw:name="Control 12" draw:style-name="gr1" draw:text-style-name="P2" svg:width="0.378cm" svg:height="0.641cm" draw:control="control12"/><text:s/>Insertar los módulos de memoria RAM.</text:p>
      <text:p text:style-name="P1"><text:s text:c="3"/>- <draw:control text:anchor-type="as-char" draw:z-index="12" draw:name="Control 13" draw:style-name="gr1" draw:text-style-name="P2" svg:width="0.378cm" svg:height="0.641cm" draw:control="control13"/><text:s/>Cerrar las pestañas de retención.</text:p>
      <text:p text:style-name="Standard"/>
      <text:p text:style-name="Standard">6. <text:span text:style-name="T1"><text:s/>Instalación de la Tarjeta Gráfica PCI Express:</text:span></text:p>
      <text:p text:style-name="P1"><text:s text:c="3"/>- <draw:control text:anchor-type="as-char" draw:z-index="13" draw:name="Control 14" draw:style-name="gr1" draw:text-style-name="P2" svg:width="0.378cm" svg:height="0.641cm" draw:control="control14"/><text:s/>Localizar el slot PCI Express x16.</text:p>
      <text:p text:style-name="P1"><text:s text:c="3"/>- <draw:control text:anchor-type="as-char" draw:z-index="14" draw:name="Control 15" draw:style-name="gr1" draw:text-style-name="P2" svg:width="0.378cm" svg:height="0.641cm" draw:control="control15"/><text:s/>Insertar la tarjeta gráfica y asegurarla con el soporte de retención.</text:p>
      <text:p text:style-name="P1"><text:s text:c="3"/>- <draw:control text:anchor-type="as-char" draw:z-index="15" draw:name="Control 16" draw:style-name="gr1" draw:text-style-name="P2" svg:width="0.378cm" svg:height="0.641cm" draw:control="control16"/><text:s/>Conectar los cables de alimentación adicionales, si es necesario.</text:p>
      <text:p text:style-name="Standard"/>
      <text:p text:style-name="Standard">7. <text:span text:style-name="T1"><text:s/>Instalación de Tarjetas de Expansión:</text:span></text:p>
      <text:p text:style-name="P1"><text:s text:c="3"/>- <draw:control text:anchor-type="as-char" draw:z-index="16" draw:name="Control 17" draw:style-name="gr1" draw:text-style-name="P2" svg:width="0.378cm" svg:height="0.641cm" draw:control="control17"/><text:s/>Localizar los slots PCI Express x1.</text:p>
      <text:p text:style-name="P1"><text:s text:c="3"/>- <draw:control text:anchor-type="as-char" draw:z-index="17" draw:name="Control 18" draw:style-name="gr1" draw:text-style-name="P2" svg:width="0.378cm" svg:height="0.641cm" draw:control="control18"/><text:s/>Insertar las tarjetas de expansión y asegurarlas.</text:p>
      <text:p text:style-name="Standard"/>
      <text:p text:style-name="Standard">8. <text:span text:style-name="T1"><text:s/>Instalación de la Fuente de Alimentación:</text:span></text:p>
      <text:p text:style-name="P1"><text:s text:c="3"/>- <draw:control text:anchor-type="as-char" draw:z-index="18" draw:name="Control 19" draw:style-name="gr1" draw:text-style-name="P2" svg:width="0.378cm" svg:height="0.641cm" draw:control="control19"/><text:s/>Colocar la fuente de alimentación en la posición designada.</text:p>
      <text:p text:style-name="P1"><text:s text:c="3"/>- <draw:control text:anchor-type="as-char" draw:z-index="19" draw:name="Control 20" draw:style-name="gr1" draw:text-style-name="P2" svg:width="0.378cm" svg:height="0.641cm" draw:control="control20"/><text:s/>Conectar los cables de alimentación a la placa base y otros componentes.</text:p>
      <text:p text:style-name="Standard"/>
      <text:p text:style-name="Standard">9. <text:span text:style-name="T1"><text:s/>Conexión de Almacenamiento:</text:span></text:p>
      <text:p text:style-name="P1"><text:s text:c="3"/>- <draw:control text:anchor-type="as-char" draw:z-index="20" draw:name="Control 21" draw:style-name="gr1" draw:text-style-name="P2" svg:width="0.378cm" svg:height="0.641cm" draw:control="control21"/><text:s/>Conectar el disco SSD SATA y el lector de DVD SATA a los puertos SATA.</text:p>
      <text:p text:style-name="P1"><text:soft-page-break/><text:s text:c="3"/>- <draw:control text:anchor-type="as-char" draw:z-index="21" draw:name="Control 22" draw:style-name="gr1" draw:text-style-name="P2" svg:width="0.378cm" svg:height="0.641cm" draw:control="control22"/><text:s/>Conectar los cables de alimentación correspondientes.</text:p>
      <text:p text:style-name="Standard"/>
      <text:p text:style-name="Standard">10. <text:span text:style-name="T1"><text:s/>Conexiones de Cableado:</text:span></text:p>
      <text:p text:style-name="P1"><text:s text:c="4"/>- <draw:control text:anchor-type="as-char" draw:z-index="22" draw:name="Control 23" draw:style-name="gr1" draw:text-style-name="P2" svg:width="0.378cm" svg:height="0.641cm" draw:control="control23"/><text:s/>Conectar los cables frontales del chasis a la placa base.</text:p>
      <text:p text:style-name="P1"><text:s text:c="4"/>- <draw:control text:anchor-type="as-char" draw:z-index="23" draw:name="Control 24" draw:style-name="gr1" draw:text-style-name="P2" svg:width="0.378cm" svg:height="0.641cm" draw:control="control24"/><text:s/>Conectar los puertos USB, audio y otros cables del panel frontal.</text:p>
      <text:p text:style-name="Standard"/>
      <text:p text:style-name="Standard">11. <text:span text:style-name="T1"><text:s/>Verificación y Encendido:</text:span></text:p>
      <text:p text:style-name="P1"><text:s text:c="4"/>- <draw:control text:anchor-type="as-char" draw:z-index="24" draw:name="Control 25" draw:style-name="gr1" draw:text-style-name="P2" svg:width="0.378cm" svg:height="0.641cm" draw:control="control25"/><text:s/>Verificar todas las conexiones.</text:p>
      <text:p text:style-name="P1"><text:s text:c="4"/>- <draw:control text:anchor-type="as-char" draw:z-index="25" draw:name="Control 26" draw:style-name="gr1" draw:text-style-name="P2" svg:width="0.378cm" svg:height="0.641cm" draw:control="control26"/><text:s/>Encender la fuente de alimentación.</text:p>
      <text:p text:style-name="P1"><text:s text:c="4"/>- <draw:control text:anchor-type="as-char" draw:z-index="26" draw:name="Control 27" draw:style-name="gr1" draw:text-style-name="P2" svg:width="0.378cm" svg:height="0.641cm" draw:control="control27"/><text:s/>Encender el ordenador y verificar el funcionami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8:39:58.668393586</meta:creation-date>
    <dc:date>2024-01-27T09:17:34.382772406</dc:date>
    <meta:editing-duration>PT37M36S</meta:editing-duration>
    <meta:editing-cycles>1</meta:editing-cycles>
    <meta:document-statistic meta:table-count="0" meta:image-count="0" meta:object-count="0" meta:page-count="2" meta:paragraph-count="39" meta:word-count="297" meta:character-count="1886" meta:non-whitespace-character-count="1503"/>
    <meta:generator>LibreOffice/7.6.2.1$Linux_X86_64 LibreOffice_project/56f7684011345957bbf33a7ee678afaf4d2ba333</meta:generator>
  </office:meta>
</office:document-meta>
</file>